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200000235F6984A3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0.074cm" svg:width="17cm" svg:height="13.014cm" draw:z-index="0"><draw:image xlink:href="Pictures/10000001000002E200000235F6984A34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0:35:04.435204500</meta:creation-date>
    <dc:date>2026-02-05T10:40:34.124493600</dc:date>
    <meta:editing-duration>PT5M29S</meta:editing-duration>
    <meta:editing-cycles>2</meta:editing-cycles>
    <meta:generator>LibreOffice/25.8.3.2$Windows_X86_64 LibreOffice_project/8ca8d55c161d602844f5428fa4b58097424e324e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